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ource Sans Pro" svg:font-family="'Source Sans Pro', sans-serif"/>
    <style:font-face style:name="var secondary-font" svg:font-family="'var secondary-font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.635cm" loext:contextual-spacing="false" fo:line-height="110%" fo:orphans="2" fo:widows="2" fo:text-indent="0cm" style:auto-text-indent="false"/>
      <style:text-properties fo:font-variant="normal" fo:text-transform="none" fo:color="#333333" style:font-name="var secondary-font" fo:font-size="16.5pt" fo:letter-spacing="normal" fo:font-style="normal" fo:font-weight="bold" loext:padding="0cm" loext:border="none"/>
    </style:style>
    <style:style style:name="P2" style:family="paragraph" style:parent-style-name="Standard">
      <style:text-properties officeooo:rsid="001b7b84" officeooo:paragraph-rsid="001b7b84"/>
    </style:style>
    <style:style style:name="P3" style:family="paragraph" style:parent-style-name="Standard">
      <style:text-properties officeooo:rsid="001be339" officeooo:paragraph-rsid="001be339"/>
    </style:style>
    <style:style style:name="P4" style:family="paragraph" style:parent-style-name="Standard">
      <style:text-properties officeooo:rsid="001d96e1" officeooo:paragraph-rsid="001d96e1"/>
    </style:style>
    <style:style style:name="P5" style:family="paragraph" style:parent-style-name="Standard">
      <style:text-properties fo:font-variant="normal" fo:text-transform="none" style:font-name="Source Sans Pro" fo:font-size="16.5pt" fo:letter-spacing="normal" fo:font-style="normal" fo:font-weight="normal" officeooo:rsid="001d96e1" officeooo:paragraph-rsid="001d96e1"/>
    </style:style>
    <style:style style:name="P6" style:family="paragraph" style:parent-style-name="Standard">
      <style:text-properties officeooo:rsid="001e1ecf" officeooo:paragraph-rsid="001e1ecf"/>
    </style:style>
    <style:style style:name="P7" style:family="paragraph" style:parent-style-name="Text_20_body">
      <style:paragraph-properties fo:margin-left="0cm" fo:margin-right="0cm" fo:margin-top="0cm" fo:margin-bottom="0.635cm" loext:contextual-spacing="false" style:line-height-at-least="0.529cm" fo:orphans="2" fo:widows="2" fo:text-indent="0cm" style:auto-text-indent="false"/>
      <style:text-properties fo:font-variant="normal" fo:text-transform="none" fo:color="#333333" style:font-name="Source Sans Pro" fo:font-size="12pt" fo:letter-spacing="normal" fo:font-style="normal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ase 6</text:p>
      <text:p text:style-name="P2">CICLOS</text:p>
      <text:p text:style-name="P2"/>
      <text:p text:style-name="P3">for (let i = 1; i&lt;= 10; i++) {</text:p>
      <text:p text:style-name="P3"/>
      <text:p text:style-name="P3">}</text:p>
      <text:p text:style-name="P3"/>
      <text:p text:style-name="P4">ARRAW FUNCTIONS</text:p>
      <text:p text:style-name="P4"/>
      <text:p text:style-name="P4">EJEMPLOS</text:p>
      <text:p text:style-name="P4"/>
      <text:p text:style-name="P4">let saludo = () =&gt; 'Hola Mundo!';</text:p>
      <text:p text:style-name="P4"/>
      <text:p text:style-name="P4">let dobleDe = numero =&gt; numero * 2;</text:p>
      <text:p text:style-name="P4"/>
      <text:p text:style-name="P4">let suma = (a, b) =&gt; a + b;</text:p>
      <text:p text:style-name="P4"/>
      <text:p text:style-name="P4">let horaActual = () =&gt; {</text:p>
      <text:p text:style-name="P4"><text:tab/>let fecha = new Date();</text:p>
      <text:p text:style-name="P4"><text:tab/>return fecha.getHours() + ':' +</text:p>
      <text:p text:style-name="P4"><text:tab/>fecha.getMinutes();</text:p>
      <text:p text:style-name="P4">}</text:p>
      <text:p text:style-name="P4"/>
      <text:p text:style-name="P5">¿Qué son los callbacks?</text:p>
      <text:h text:style-name="P1" text:outline-level="2">¿Qué son los callbacks?</text:h>
      <text:p text:style-name="P7">En JavaScript las funciones son un tipo de dato más y podemos tenerlas dentro de variables o recibirlas como argumento de una función, tal cual nos pasa con datos numéricos, arrays o cualquier otro. Esto nos permite hacer cosas súper interesantes y potentes, pudiendo aprovechar, por ejemplo, el uso de callbacks. ¿De qué se trata esto? Bueno, si podemos recibir como argumento de una función, otra función y luego ejecutar ese argumento… ¿qué sucederá?</text:p>
      <text:p text:style-name="P6">Closures: funciones anidada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ource Sans Pro" svg:font-family="'Source Sans Pro', sans-serif"/>
    <style:font-face style:name="var secondary-font" svg:font-family="'var secondary-font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3T23:20:55.891000000</meta:creation-date>
    <dc:date>2021-04-04T00:55:28.589000000</dc:date>
    <meta:editing-duration>PT23M51S</meta:editing-duration>
    <meta:editing-cycles>2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18" meta:word-count="143" meta:character-count="790" meta:non-whitespace-character-count="662"/>
  </office:meta>
</office:document-meta>
</file>